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6E00000022F385E2A0971F890A.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08cm"/>
    </style:style>
    <style:style style:name="co2" style:family="table-column">
      <style:table-column-properties fo:break-before="auto" style:column-width="3.08cm"/>
    </style:style>
    <style:style style:name="co3" style:family="table-column">
      <style:table-column-properties fo:break-before="auto" style:column-width="3.724cm"/>
    </style:style>
    <style:style style:name="co4" style:family="table-column">
      <style:table-column-properties fo:break-before="auto" style:column-width="1.7cm"/>
    </style:style>
    <style:style style:name="ro1" style:family="table-row">
      <style:table-row-properties style:row-height="1.032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0.635cm" fo:break-before="auto" style:use-optimal-row-height="false"/>
    </style:style>
    <style:style style:name="ro4" style:family="table-row">
      <style:table-row-properties style:row-height="0.45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0.926cm" fo:break-before="auto" style:use-optimal-row-height="false"/>
    </style:style>
    <style:style style:name="ro7" style:family="table-row">
      <style:table-row-properties style:row-height="0.788cm" fo:break-before="auto" style:use-optimal-row-height="true"/>
    </style:style>
    <style:style style:name="ro8" style:family="table-row">
      <style:table-row-properties style:row-height="2.263cm" fo:break-before="auto" style:use-optimal-row-height="true"/>
    </style:style>
    <style:style style:name="ro9" style:family="table-row">
      <style:table-row-properties style:row-height="0.582cm" fo:break-before="auto" style:use-optimal-row-height="false"/>
    </style:style>
    <style:style style:name="ro10" style:family="table-row">
      <style:table-row-properties style:row-height="0.847cm" fo:break-before="auto" style:use-optimal-row-height="false"/>
    </style:style>
    <style:style style:name="ro11" style:family="table-row">
      <style:table-row-properties style:row-height="0.661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0.45cm" fo:break-before="auto" style:use-optimal-row-height="false"/>
    </style:style>
    <style:style style:name="ta1" style:family="table" style:master-page-name="PageStyle_5f_Data_20_Sheet_20_0">
      <style:table-properties table:display="true" style:writing-mode="lr-tb"/>
    </style:style>
    <style:style style:name="ta2" style:family="table" style:master-page-name="PageStyle_5f_template_5f_rse">
      <style:table-properties table:display="false" style:writing-mode="lr-tb"/>
    </style:style>
    <style:style style:name="ta3" style:family="table" style:master-page-name="PageStyle_5f_format">
      <style:table-properties table:display="false" style:writing-mode="lr-tb"/>
    </style:style>
    <number:number-style style:name="N1">
      <number:number number:decimal-places="0" number:min-decimal-places="0" number:min-integer-digits="1"/>
    </number:number-style>
    <number:percentage-style style:name="N11">
      <number:number number:decimal-places="2" number:min-decimal-places="2" number:min-integer-digits="1"/>
      <number:text>%</number:text>
    </number:percentage-style>
    <number:text-style style:name="N100">
      <number:text-content/>
    </number:text-style>
    <style:style style:name="ce1" style:family="table-cell" style:parent-style-name="Default">
      <style:table-cell-properties fo:border-bottom="1.76pt solid #cccccc" fo:background-color="#4679bd" style:diagonal-bl-tr="none" style:diagonal-tl-br="none" fo:border-left="none" fo:border-right="none" style:rotation-align="none" fo:border-top="none"/>
    </style:style>
    <style:style style:name="ce2" style:family="table-cell" style:parent-style-name="Default">
      <style:table-cell-properties fo:border-bottom="1.76pt solid #cccccc" fo:background-color="#eeeeee" style:diagonal-bl-tr="none" style:diagonal-tl-br="none" fo:border-left="none" fo:border-right="none" style:rotation-align="none" fo:border-top="none"/>
    </style:style>
    <style:style style:name="ce3" style:family="table-cell" style:parent-style-name="heading_20_3">
      <style:table-cell-properties style:diagonal-bl-tr="none" style:diagonal-tl-br="none" style:text-align-source="value-type" style:repeat-content="false" fo:wrap-option="no-wrap" fo:border="1.76pt solid #ffffff"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fo:background-color="#ffffff" style:rotation-align="none"/>
    </style:style>
    <style:style style:name="ce5" style:family="table-cell" style:parent-style-name="Default">
      <style:table-cell-properties fo:border-bottom="1.76pt solid #ffffff" style:diagonal-bl-tr="none" style:diagonal-tl-br="none" fo:border-left="1.76pt solid #ffffff"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column_20_field">
      <style:table-cell-properties fo:border-bottom="0.74pt solid #f1f1f1" fo:background-color="#f1f1f1" style:diagonal-bl-tr="none" style:diagonal-tl-br="none" style:text-align-source="fix" style:repeat-content="false" fo:wrap-option="wrap" fo:border-left="0.74pt solid #f1f1f1" style:direction="ltr" fo:border-right="none" style:rotation-angle="0" style:rotation-align="none" style:shrink-to-fit="false" fo:border-top="0.74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 style:family="table-cell" style:parent-style-name="column_20_field">
      <style:table-cell-properties fo:border-bottom="none" style:diagonal-bl-tr="none" style:diagonal-tl-br="none" style:text-align-source="fix" style:repeat-content="false" fo:background-color="transparent" fo:wrap-option="no-wrap" fo:border-left="0.74pt solid #f1f1f1" style:direction="ltr" fo:border-right="0.74pt solid #f1f1f1" style:rotation-angle="0" style:rotation-align="none" style:shrink-to-fit="false" fo:border-top="1.76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 style:family="table-cell" style:parent-style-name="Default">
      <style:table-cell-properties fo:border-bottom="1.76pt solid #ffffff" style:diagonal-bl-tr="none" style:diagonal-tl-br="none" fo:border-left="none" fo:border-right="1.76pt solid #ffffff" style:rotation-align="none" fo:border-top="none"/>
    </style:style>
    <style:style style:name="ce9" style:family="table-cell" style:parent-style-name="column_20_field">
      <style:table-cell-properties fo:border-bottom="0.74pt solid #f1f1f1" fo:background-color="#f1f1f1" style:diagonal-bl-tr="none" style:diagonal-tl-br="none" style:text-align-source="fix" style:repeat-content="false" fo:wrap-option="wrap" fo:border-left="0.74pt solid #f1f1f1" style:direction="ltr" fo:border-right="0.74pt solid #f1f1f1" style:rotation-angle="0" style:rotation-align="none" style:shrink-to-fit="false" fo:border-top="0.74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 style:family="table-cell" style:parent-style-name="column_20_field" style:data-style-name="N100">
      <style:table-cell-properties fo:background-color="#f1f1f1"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 style:family="table-cell" style:parent-style-name="column_20_field">
      <style:table-cell-properties fo:background-color="#f1f1f1"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 style:family="table-cell" style:parent-style-name="cells" style:data-style-name="N1">
      <style:table-cell-properties fo:background-color="#fbfbfb" style:diagonal-bl-tr="none" style:diagonal-tl-br="none" fo:border="1.76pt solid #f1f1f1"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cells" style:data-style-name="N11">
      <style:table-cell-properties fo:background-color="#fbfbfb" style:diagonal-bl-tr="none" style:diagonal-tl-br="none" fo:border="1.76pt solid #f1f1f1"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5" style:family="table-cell" style:parent-style-name="cells">
      <style:table-cell-properties fo:background-color="#fbfbfb" style:diagonal-bl-tr="none" style:diagonal-tl-br="none" fo:border="1.76pt solid #f1f1f1"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fo:border-bottom="none" style:diagonal-bl-tr="none" style:diagonal-tl-br="none" fo:border-left="1.76pt solid #ffffff" fo:border-right="none" style:rotation-align="none" fo:border-top="1.76pt solid #ffffff"/>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data-style-name="N11">
      <style:table-cell-properties fo:border-bottom="none" style:diagonal-bl-tr="none" style:diagonal-tl-br="none" fo:border-left="none" fo:border-right="1.76pt solid #ffffff" style:rotation-align="none" fo:border-top="1.76pt solid #ffffff"/>
    </style:style>
    <style:style style:name="ce18" style:family="table-cell" style:parent-style-name="column_20_field">
      <style:table-cell-properties fo:border-bottom="0.74pt solid #f1f1f1" style:diagonal-bl-tr="none" style:diagonal-tl-br="none" style:text-align-source="fix" style:repeat-content="false" fo:background-color="transparent" fo:wrap-option="no-wrap" fo:border-left="0.74pt solid #f1f1f1" style:direction="ltr" fo:border-right="0.74pt solid #f1f1f1" style:rotation-angle="0" style:rotation-align="none" style:shrink-to-fit="false" fo:border-top="1.76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Default">
      <style:table-cell-properties fo:border-bottom="0.74pt solid #cccccc" style:diagonal-bl-tr="none" style:diagonal-tl-br="none" fo:border-left="none" fo:border-right="none" style:rotation-align="none" fo:border-top="none"/>
    </style:style>
    <style:style style:name="ce20" style:family="table-cell" style:parent-style-name="Default">
      <style:table-cell-properties fo:border-bottom="0.74pt solid #fbfbfb" style:diagonal-bl-tr="none" style:diagonal-tl-br="none" fo:border-left="none" fo:border-right="none" style:rotation-align="none" fo:border-top="none"/>
    </style:style>
    <style:style style:name="gr1" style:family="graphic">
      <style:graphic-properties draw:stroke="none" draw:fill="none" draw:textarea-horizontal-align="center" draw:textarea-vertical-align="middle" draw:ole-draw-aspect="1"/>
      <style:paragraph-properties fo:text-align="center"/>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center"/>
    </style:style>
    <style:style style:name="P2"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Sheet 0" table:style-name="ta1">
        <office:forms form:automatic-focus="false" form:apply-design-mode="false"/>
        <table:shapes>
          <draw:frame draw:z-index="1" draw:style-name="gr1" draw:text-style-name="P1" svg:width="33.169cm" svg:height="16.084cm" svg:x="0.109cm" svg:y="8.056cm">
            <draw:object draw:notify-on-update-of-ranges="'Data Sheet 0'.A28:'Data Sheet 0'.B28 'Data Sheet 0'.C28:'Data Sheet 0'.L28 'Data Sheet 0'.A30:'Data Sheet 0'.B30 'Data Sheet 0'.C30:'Data Sheet 0'.L30 'Data Sheet 0'.A31:'Data Sheet 0'.B31 'Data Sheet 0'.C31:'Data Sheet 0'.L31 'Data Sheet 0'.A32:'Data Sheet 0'.B32 'Data Sheet 0'.C32:'Data Sheet 0'.L32 'Data Sheet 0'.A33:'Data Sheet 0'.B33 'Data Sheet 0'.C33:'Data Sheet 0'.L33 'Data Sheet 0'.A34:'Data Sheet 0'.B34 'Data Sheet 0'.C34:'Data Sheet 0'.L34 'Data Sheet 0'.A35:'Data Sheet 0'.B35 'Data Sheet 0'.C35:'Data Sheet 0'.L35 'Data Sheet 0'.A36:'Data Sheet 0'.B36 'Data Sheet 0'.C36:'Data Sheet 0'.L36 'Data Sheet 0'.A37:'Data Sheet 0'.B37 'Data Sheet 0'.C37:'Data Sheet 0'.L37" xlink:href="./Object 1" xlink:type="simple" xlink:show="embed" xlink:actuate="onLoad">
              <loext:p/>
            </draw:object>
            <draw:image xlink:href="./ObjectReplacements/Object 1" xlink:type="simple" xlink:show="embed" xlink:actuate="onLoad"/>
          </draw:frame>
        </table:shapes>
        <table:table-column table:style-name="co1" table:default-cell-style-name="ce4"/>
        <table:table-column table:style-name="co2" table:number-columns-repeated="1023" table:default-cell-style-name="ce4"/>
        <table:table-row table:style-name="ro1">
          <table:table-cell table:style-name="ce1">
            <draw:frame draw:z-index="0" draw:name="Picture 3" draw:style-name="gr2" draw:text-style-name="P2" svg:width="2.909cm" svg:height="0.899cm" svg:x="0cm" svg:y="0cm">
              <draw:image xlink:href="Pictures/100000010000006E00000022F385E2A0971F890A.png" xlink:type="simple" xlink:show="embed" xlink:actuate="onLoad" draw:mime-type="image/png">
                <text:p/>
              </draw:image>
              <svg:desc>http://localhost:8080/webapi/images/sw2_logo.png</svg:desc>
            </draw:frame>
          </table:table-cell>
          <table:table-cell table:style-name="ce1" table:number-columns-repeated="1023"/>
        </table:table-row>
        <table:table-row table:style-name="ro2">
          <table:table-cell table:style-name="ce2" table:number-columns-repeated="1024"/>
        </table:table-row>
        <table:table-row table:style-name="ro3">
          <table:table-cell table:style-name="ce3" office:value-type="string" calcext:value-type="string">
            <text:p>C11</text:p>
          </table:table-cell>
          <table:table-cell table:number-columns-repeated="1023"/>
        </table:table-row>
        <table:table-row table:style-name="ro3">
          <table:table-cell table:style-name="ce3" office:value-type="string" calcext:value-type="string">
            <text:p>Scotland's Census 2011 - National Records of Scotland</text:p>
            <text:p>Table QS703SC - Distance travelled (1) to work</text:p>
            <text:p>All people aged 16 to 74 in employment the week before the census (excluding full-time students)</text:p>
            <text:p/>
          </table:table-cell>
          <table:table-cell table:number-columns-repeated="1023"/>
        </table:table-row>
        <table:table-row table:style-name="ro3">
          <table:table-cell table:style-name="ce3" office:value-type="string" calcext:value-type="string">
            <text:p>Scottish Council Area 2011 by Distance to place of work or study by Term-time Address (Indicator), Economic activity and Age</text:p>
          </table:table-cell>
          <table:table-cell table:number-columns-repeated="1023"/>
        </table:table-row>
        <table:table-row table:style-name="ro3">
          <table:table-cell table:style-name="ce3" office:value-type="string" calcext:value-type="string">
            <text:p>Counting: Person</text:p>
          </table:table-cell>
          <table:table-cell table:number-columns-repeated="1023"/>
        </table:table-row>
        <table:table-row table:style-name="ro4">
          <table:table-cell table:number-columns-repeated="1024"/>
        </table:table-row>
        <table:table-row table:style-name="ro3">
          <table:table-cell table:style-name="ce3" office:value-type="string" calcext:value-type="string">
            <text:p>Filters:</text:p>
          </table:table-cell>
          <table:table-cell table:number-columns-repeated="1023"/>
        </table:table-row>
        <table:table-row table:style-name="ro5">
          <table:table-cell table:style-name="ce5" office:value-type="string" calcext:value-type="string">
            <text:p>Default Summation</text:p>
          </table:table-cell>
          <table:table-cell table:style-name="ce8" office:value-type="string" calcext:value-type="string">
            <text:p>Person</text:p>
          </table:table-cell>
          <table:table-cell table:number-columns-repeated="1022"/>
        </table:table-row>
        <table:table-row table:style-name="ro5">
          <table:table-cell table:style-name="ce5" office:value-type="string" calcext:value-type="string">
            <text:p>Term-time Address (Indicator)</text:p>
          </table:table-cell>
          <table:table-cell table:style-name="ce8" office:value-type="string" calcext:value-type="string">
            <text:p>Resident</text:p>
          </table:table-cell>
          <table:table-cell table:number-columns-repeated="1022"/>
        </table:table-row>
        <table:table-row table:style-name="ro5">
          <table:table-cell table:style-name="ce5" office:value-type="string" calcext:value-type="string">
            <text:p>Economic activity</text:p>
          </table:table-cell>
          <table:table-cell table:style-name="ce8" office:value-type="string" calcext:value-type="string">
            <text:p>In employment (excluding students)</text:p>
          </table:table-cell>
          <table:table-cell table:number-columns-repeated="1022"/>
        </table:table-row>
        <table:table-row table:style-name="ro5">
          <table:table-cell table:style-name="ce5" office:value-type="string" calcext:value-type="string">
            <text:p>Age</text:p>
          </table:table-cell>
          <table:table-cell table:style-name="ce8" office:value-type="string" calcext:value-type="string">
            <text:p>Aged 16 to 74</text:p>
          </table:table-cell>
          <table:table-cell table:number-columns-repeated="1022"/>
        </table:table-row>
        <table:table-row table:style-name="ro4">
          <table:table-cell table:number-columns-repeated="1024"/>
        </table:table-row>
        <table:table-row table:style-name="ro6">
          <table:table-cell table:style-name="ce6" office:value-type="string" calcext:value-type="string" table:number-columns-spanned="2" table:number-rows-spanned="1">
            <text:p>Distance to place of work or study</text:p>
          </table:table-cell>
          <table:covered-table-cell/>
          <table:table-cell table:style-name="ce11" office:value-type="string" calcext:value-type="string">
            <text:p>All people aged 16 to 74 in employment</text:p>
          </table:table-cell>
          <table:table-cell table:style-name="ce11" office:value-type="string" calcext:value-type="string">
            <text:p>Work mainly at or from home</text:p>
          </table:table-cell>
          <table:table-cell table:style-name="ce11" office:value-type="string" calcext:value-type="string">
            <text:p>Less than 2km</text:p>
          </table:table-cell>
          <table:table-cell table:style-name="ce11" office:value-type="string" calcext:value-type="string">
            <text:p>2km to less than 5km</text:p>
          </table:table-cell>
          <table:table-cell table:style-name="ce11" office:value-type="string" calcext:value-type="string">
            <text:p>5km to less than 10km</text:p>
          </table:table-cell>
          <table:table-cell table:style-name="ce11" office:value-type="string" calcext:value-type="string">
            <text:p>10km to less than 20km</text:p>
          </table:table-cell>
          <table:table-cell table:style-name="ce11" office:value-type="string" calcext:value-type="string">
            <text:p>20km to less than 30km</text:p>
          </table:table-cell>
          <table:table-cell table:style-name="ce11" office:value-type="string" calcext:value-type="string">
            <text:p>30km to less than 40km</text:p>
          </table:table-cell>
          <table:table-cell table:style-name="ce11" office:value-type="string" calcext:value-type="string">
            <text:p>40km to less than 60km</text:p>
          </table:table-cell>
          <table:table-cell table:style-name="ce11" office:value-type="string" calcext:value-type="string">
            <text:p>60km and over</text:p>
          </table:table-cell>
          <table:table-cell table:style-name="ce11" office:value-type="string" calcext:value-type="string">
            <text:p>Other (2)</text:p>
          </table:table-cell>
          <table:table-cell table:number-columns-repeated="1011"/>
        </table:table-row>
        <table:table-row table:style-name="ro6">
          <table:table-cell/>
          <table:table-cell table:style-name="ce9" office:value-type="string" calcext:value-type="string">
            <text:p>Scottish Council Area 2011</text:p>
          </table:table-cell>
          <table:table-cell table:number-columns-repeated="1022"/>
        </table:table-row>
        <table:table-row table:style-name="ro4">
          <table:table-cell/>
          <table:table-cell table:style-name="ce10" office:value-type="string" calcext:value-type="string">
            <text:p>East Renfrewshire</text:p>
          </table:table-cell>
          <table:table-cell table:style-name="ce12" office:value-type="float" office:value="40111" calcext:value-type="float">
            <text:p>40111</text:p>
          </table:table-cell>
          <table:table-cell table:style-name="ce12" office:value-type="float" office:value="4151" calcext:value-type="float">
            <text:p>4151</text:p>
          </table:table-cell>
          <table:table-cell table:style-name="ce12" office:value-type="float" office:value="3118" calcext:value-type="float">
            <text:p>3118</text:p>
          </table:table-cell>
          <table:table-cell table:style-name="ce12" office:value-type="float" office:value="4684" calcext:value-type="float">
            <text:p>4684</text:p>
          </table:table-cell>
          <table:table-cell table:style-name="ce12" office:value-type="float" office:value="12599" calcext:value-type="float">
            <text:p>12599</text:p>
          </table:table-cell>
          <table:table-cell table:style-name="ce12" office:value-type="float" office:value="8538" calcext:value-type="float">
            <text:p>8538</text:p>
          </table:table-cell>
          <table:table-cell table:style-name="ce12" office:value-type="float" office:value="1288" calcext:value-type="float">
            <text:p>1288</text:p>
          </table:table-cell>
          <table:table-cell table:style-name="ce12" office:value-type="float" office:value="554" calcext:value-type="float">
            <text:p>554</text:p>
          </table:table-cell>
          <table:table-cell table:style-name="ce12" office:value-type="float" office:value="474" calcext:value-type="float">
            <text:p>474</text:p>
          </table:table-cell>
          <table:table-cell table:style-name="ce12" office:value-type="float" office:value="821" calcext:value-type="float">
            <text:p>821</text:p>
          </table:table-cell>
          <table:table-cell table:style-name="ce12" office:value-type="float" office:value="3884" calcext:value-type="float">
            <text:p>3884</text:p>
          </table:table-cell>
          <table:table-cell table:number-columns-repeated="1011"/>
        </table:table-row>
        <table:table-row table:style-name="ro4">
          <table:table-cell/>
          <table:table-cell table:style-name="ce10" office:value-type="string" calcext:value-type="string">
            <text:p>Falkirk</text:p>
          </table:table-cell>
          <table:table-cell table:style-name="ce12" office:value-type="float" office:value="73411" calcext:value-type="float">
            <text:p>73411</text:p>
          </table:table-cell>
          <table:table-cell table:style-name="ce12" office:value-type="float" office:value="5850" calcext:value-type="float">
            <text:p>5850</text:p>
          </table:table-cell>
          <table:table-cell table:style-name="ce12" office:value-type="float" office:value="10435" calcext:value-type="float">
            <text:p>10435</text:p>
          </table:table-cell>
          <table:table-cell table:style-name="ce12" office:value-type="float" office:value="13504" calcext:value-type="float">
            <text:p>13504</text:p>
          </table:table-cell>
          <table:table-cell table:style-name="ce12" office:value-type="float" office:value="10808" calcext:value-type="float">
            <text:p>10808</text:p>
          </table:table-cell>
          <table:table-cell table:style-name="ce12" office:value-type="float" office:value="11474" calcext:value-type="float">
            <text:p>11474</text:p>
          </table:table-cell>
          <table:table-cell table:style-name="ce12" office:value-type="float" office:value="5749" calcext:value-type="float">
            <text:p>5749</text:p>
          </table:table-cell>
          <table:table-cell table:style-name="ce12" office:value-type="float" office:value="5530" calcext:value-type="float">
            <text:p>5530</text:p>
          </table:table-cell>
          <table:table-cell table:style-name="ce12" office:value-type="float" office:value="1348" calcext:value-type="float">
            <text:p>1348</text:p>
          </table:table-cell>
          <table:table-cell table:style-name="ce12" office:value-type="float" office:value="787" calcext:value-type="float">
            <text:p>787</text:p>
          </table:table-cell>
          <table:table-cell table:style-name="ce12" office:value-type="float" office:value="7926" calcext:value-type="float">
            <text:p>7926</text:p>
          </table:table-cell>
          <table:table-cell table:number-columns-repeated="1011"/>
        </table:table-row>
        <table:table-row table:style-name="ro4">
          <table:table-cell/>
          <table:table-cell table:style-name="ce10" office:value-type="string" calcext:value-type="string">
            <text:p>South Lanarkshire</text:p>
          </table:table-cell>
          <table:table-cell table:style-name="ce12" office:value-type="float" office:value="145244" calcext:value-type="float">
            <text:p>145244</text:p>
          </table:table-cell>
          <table:table-cell table:style-name="ce12" office:value-type="float" office:value="13959" calcext:value-type="float">
            <text:p>13959</text:p>
          </table:table-cell>
          <table:table-cell table:style-name="ce12" office:value-type="float" office:value="18656" calcext:value-type="float">
            <text:p>18656</text:p>
          </table:table-cell>
          <table:table-cell table:style-name="ce12" office:value-type="float" office:value="21534" calcext:value-type="float">
            <text:p>21534</text:p>
          </table:table-cell>
          <table:table-cell table:style-name="ce12" office:value-type="float" office:value="27512" calcext:value-type="float">
            <text:p>27512</text:p>
          </table:table-cell>
          <table:table-cell table:style-name="ce12" office:value-type="float" office:value="29394" calcext:value-type="float">
            <text:p>29394</text:p>
          </table:table-cell>
          <table:table-cell table:style-name="ce12" office:value-type="float" office:value="7929" calcext:value-type="float">
            <text:p>7929</text:p>
          </table:table-cell>
          <table:table-cell table:style-name="ce12" office:value-type="float" office:value="4362" calcext:value-type="float">
            <text:p>4362</text:p>
          </table:table-cell>
          <table:table-cell table:style-name="ce12" office:value-type="float" office:value="3415" calcext:value-type="float">
            <text:p>3415</text:p>
          </table:table-cell>
          <table:table-cell table:style-name="ce12" office:value-type="float" office:value="1914" calcext:value-type="float">
            <text:p>1914</text:p>
          </table:table-cell>
          <table:table-cell table:style-name="ce12" office:value-type="float" office:value="16569" calcext:value-type="float">
            <text:p>16569</text:p>
          </table:table-cell>
          <table:table-cell table:number-columns-repeated="1011"/>
        </table:table-row>
        <table:table-row table:style-name="ro4">
          <table:table-cell/>
          <table:table-cell table:style-name="ce10" office:value-type="string" calcext:value-type="string">
            <text:p>Stirling</text:p>
          </table:table-cell>
          <table:table-cell table:style-name="ce12" office:value-type="float" office:value="39367" calcext:value-type="float">
            <text:p>39367</text:p>
          </table:table-cell>
          <table:table-cell table:style-name="ce12" office:value-type="float" office:value="5406" calcext:value-type="float">
            <text:p>5406</text:p>
          </table:table-cell>
          <table:table-cell table:style-name="ce12" office:value-type="float" office:value="6191" calcext:value-type="float">
            <text:p>6191</text:p>
          </table:table-cell>
          <table:table-cell table:style-name="ce12" office:value-type="float" office:value="5965" calcext:value-type="float">
            <text:p>5965</text:p>
          </table:table-cell>
          <table:table-cell table:style-name="ce12" office:value-type="float" office:value="4488" calcext:value-type="float">
            <text:p>4488</text:p>
          </table:table-cell>
          <table:table-cell table:style-name="ce12" office:value-type="float" office:value="4732" calcext:value-type="float">
            <text:p>4732</text:p>
          </table:table-cell>
          <table:table-cell table:style-name="ce12" office:value-type="float" office:value="2821" calcext:value-type="float">
            <text:p>2821</text:p>
          </table:table-cell>
          <table:table-cell table:style-name="ce12" office:value-type="float" office:value="2426" calcext:value-type="float">
            <text:p>2426</text:p>
          </table:table-cell>
          <table:table-cell table:style-name="ce12" office:value-type="float" office:value="2359" calcext:value-type="float">
            <text:p>2359</text:p>
          </table:table-cell>
          <table:table-cell table:style-name="ce12" office:value-type="float" office:value="914" calcext:value-type="float">
            <text:p>914</text:p>
          </table:table-cell>
          <table:table-cell table:style-name="ce12" office:value-type="float" office:value="4065" calcext:value-type="float">
            <text:p>4065</text:p>
          </table:table-cell>
          <table:table-cell table:number-columns-repeated="1011"/>
        </table:table-row>
        <table:table-row table:style-name="ro4">
          <table:table-cell/>
          <table:table-cell table:style-name="ce10" office:value-type="string" calcext:value-type="string">
            <text:p>Renfrewshire</text:p>
          </table:table-cell>
          <table:table-cell table:style-name="ce12" office:value-type="float" office:value="78244" calcext:value-type="float">
            <text:p>78244</text:p>
          </table:table-cell>
          <table:table-cell table:style-name="ce12" office:value-type="float" office:value="6596" calcext:value-type="float">
            <text:p>6596</text:p>
          </table:table-cell>
          <table:table-cell table:style-name="ce12" office:value-type="float" office:value="10367" calcext:value-type="float">
            <text:p>10367</text:p>
          </table:table-cell>
          <table:table-cell table:style-name="ce12" office:value-type="float" office:value="15047" calcext:value-type="float">
            <text:p>15047</text:p>
          </table:table-cell>
          <table:table-cell table:style-name="ce12" office:value-type="float" office:value="17735" calcext:value-type="float">
            <text:p>17735</text:p>
          </table:table-cell>
          <table:table-cell table:style-name="ce12" office:value-type="float" office:value="14694" calcext:value-type="float">
            <text:p>14694</text:p>
          </table:table-cell>
          <table:table-cell table:style-name="ce12" office:value-type="float" office:value="3702" calcext:value-type="float">
            <text:p>3702</text:p>
          </table:table-cell>
          <table:table-cell table:style-name="ce12" office:value-type="float" office:value="921" calcext:value-type="float">
            <text:p>921</text:p>
          </table:table-cell>
          <table:table-cell table:style-name="ce12" office:value-type="float" office:value="540" calcext:value-type="float">
            <text:p>540</text:p>
          </table:table-cell>
          <table:table-cell table:style-name="ce12" office:value-type="float" office:value="1219" calcext:value-type="float">
            <text:p>1219</text:p>
          </table:table-cell>
          <table:table-cell table:style-name="ce12" office:value-type="float" office:value="7423" calcext:value-type="float">
            <text:p>7423</text:p>
          </table:table-cell>
          <table:table-cell table:number-columns-repeated="1011"/>
        </table:table-row>
        <table:table-row table:style-name="ro7">
          <table:table-cell/>
          <table:table-cell table:style-name="ce10" office:value-type="string" calcext:value-type="string">
            <text:p>West Dunbartonshire</text:p>
          </table:table-cell>
          <table:table-cell table:style-name="ce12" office:value-type="float" office:value="39375" calcext:value-type="float">
            <text:p>39375</text:p>
          </table:table-cell>
          <table:table-cell table:style-name="ce12" office:value-type="float" office:value="3276" calcext:value-type="float">
            <text:p>3276</text:p>
          </table:table-cell>
          <table:table-cell table:style-name="ce12" office:value-type="float" office:value="6746" calcext:value-type="float">
            <text:p>6746</text:p>
          </table:table-cell>
          <table:table-cell table:style-name="ce12" office:value-type="float" office:value="6006" calcext:value-type="float">
            <text:p>6006</text:p>
          </table:table-cell>
          <table:table-cell table:style-name="ce12" office:value-type="float" office:value="5730" calcext:value-type="float">
            <text:p>5730</text:p>
          </table:table-cell>
          <table:table-cell table:style-name="ce12" office:value-type="float" office:value="8697" calcext:value-type="float">
            <text:p>8697</text:p>
          </table:table-cell>
          <table:table-cell table:style-name="ce12" office:value-type="float" office:value="3585" calcext:value-type="float">
            <text:p>3585</text:p>
          </table:table-cell>
          <table:table-cell table:style-name="ce12" office:value-type="float" office:value="501" calcext:value-type="float">
            <text:p>501</text:p>
          </table:table-cell>
          <table:table-cell table:style-name="ce12" office:value-type="float" office:value="307" calcext:value-type="float">
            <text:p>307</text:p>
          </table:table-cell>
          <table:table-cell table:style-name="ce12" office:value-type="float" office:value="509" calcext:value-type="float">
            <text:p>509</text:p>
          </table:table-cell>
          <table:table-cell table:style-name="ce12" office:value-type="float" office:value="4018" calcext:value-type="float">
            <text:p>4018</text:p>
          </table:table-cell>
          <table:table-cell table:number-columns-repeated="1011"/>
        </table:table-row>
        <table:table-row table:style-name="ro4">
          <table:table-cell/>
          <table:table-cell table:style-name="ce10" office:value-type="string" calcext:value-type="string">
            <text:p>North Lanarkshire</text:p>
          </table:table-cell>
          <table:table-cell table:style-name="ce12" office:value-type="float" office:value="151944" calcext:value-type="float">
            <text:p>151944</text:p>
          </table:table-cell>
          <table:table-cell table:style-name="ce12" office:value-type="float" office:value="13143" calcext:value-type="float">
            <text:p>13143</text:p>
          </table:table-cell>
          <table:table-cell table:style-name="ce12" office:value-type="float" office:value="20955" calcext:value-type="float">
            <text:p>20955</text:p>
          </table:table-cell>
          <table:table-cell table:style-name="ce12" office:value-type="float" office:value="25722" calcext:value-type="float">
            <text:p>25722</text:p>
          </table:table-cell>
          <table:table-cell table:style-name="ce12" office:value-type="float" office:value="23919" calcext:value-type="float">
            <text:p>23919</text:p>
          </table:table-cell>
          <table:table-cell table:style-name="ce12" office:value-type="float" office:value="32602" calcext:value-type="float">
            <text:p>32602</text:p>
          </table:table-cell>
          <table:table-cell table:style-name="ce12" office:value-type="float" office:value="11893" calcext:value-type="float">
            <text:p>11893</text:p>
          </table:table-cell>
          <table:table-cell table:style-name="ce12" office:value-type="float" office:value="2474" calcext:value-type="float">
            <text:p>2474</text:p>
          </table:table-cell>
          <table:table-cell table:style-name="ce12" office:value-type="float" office:value="2690" calcext:value-type="float">
            <text:p>2690</text:p>
          </table:table-cell>
          <table:table-cell table:style-name="ce12" office:value-type="float" office:value="1366" calcext:value-type="float">
            <text:p>1366</text:p>
          </table:table-cell>
          <table:table-cell table:style-name="ce12" office:value-type="float" office:value="17180" calcext:value-type="float">
            <text:p>17180</text:p>
          </table:table-cell>
          <table:table-cell table:number-columns-repeated="1011"/>
        </table:table-row>
        <table:table-row table:style-name="ro4">
          <table:table-cell/>
          <table:table-cell table:style-name="ce10" office:value-type="string" calcext:value-type="string">
            <text:p>Glasgow City</text:p>
          </table:table-cell>
          <table:table-cell table:style-name="ce12" office:value-type="float" office:value="241178" calcext:value-type="float">
            <text:p>241178</text:p>
          </table:table-cell>
          <table:table-cell table:style-name="ce12" office:value-type="float" office:value="23824" calcext:value-type="float">
            <text:p>23824</text:p>
          </table:table-cell>
          <table:table-cell table:style-name="ce12" office:value-type="float" office:value="38804" calcext:value-type="float">
            <text:p>38804</text:p>
          </table:table-cell>
          <table:table-cell table:style-name="ce12" office:value-type="float" office:value="66482" calcext:value-type="float">
            <text:p>66482</text:p>
          </table:table-cell>
          <table:table-cell table:style-name="ce12" office:value-type="float" office:value="53622" calcext:value-type="float">
            <text:p>53622</text:p>
          </table:table-cell>
          <table:table-cell table:style-name="ce12" office:value-type="float" office:value="18025" calcext:value-type="float">
            <text:p>18025</text:p>
          </table:table-cell>
          <table:table-cell table:style-name="ce12" office:value-type="float" office:value="3809" calcext:value-type="float">
            <text:p>3809</text:p>
          </table:table-cell>
          <table:table-cell table:style-name="ce12" office:value-type="float" office:value="3320" calcext:value-type="float">
            <text:p>3320</text:p>
          </table:table-cell>
          <table:table-cell table:style-name="ce12" office:value-type="float" office:value="2620" calcext:value-type="float">
            <text:p>2620</text:p>
          </table:table-cell>
          <table:table-cell table:style-name="ce12" office:value-type="float" office:value="4123" calcext:value-type="float">
            <text:p>4123</text:p>
          </table:table-cell>
          <table:table-cell table:style-name="ce12" office:value-type="float" office:value="26549" calcext:value-type="float">
            <text:p>26549</text:p>
          </table:table-cell>
          <table:table-cell table:number-columns-repeated="1011"/>
        </table:table-row>
        <table:table-row table:style-name="ro4">
          <table:table-cell table:number-columns-repeated="1024"/>
        </table:table-row>
        <table:table-row table:style-name="ro8">
          <table:table-cell table:style-name="ce7" office:value-type="string" calcext:value-type="string">
            <text:p/>
            <text:p>(1) The distance travelled is a calculation of the straight line between the postcode of place of residence and postcode of workplace.</text:p>
            <text:p>(2) Includes no fixed place of work, working on an offshore installation and working outside the UK.</text:p>
            <text:p>Crown copyright 2015</text:p>
            <text:p>For further information on variables, see www.scotlandscensus.gov.uk/variables</text:p>
            <text:p>In order to protect against disclosure of personal information, some records have been swapped between different geographic areas.  Some cell values will be affected, particularly small values at the most detailed geographies.</text:p>
          </table:table-cell>
          <table:table-cell table:number-columns-repeated="1023"/>
        </table:table-row>
        <table:table-row table:style-name="ro4" table:number-rows-repeated="2">
          <table:table-cell table:number-columns-repeated="1024"/>
        </table:table-row>
        <table:table-row table:style-name="ro7">
          <table:table-cell table:style-name="ce6" office:value-type="string" calcext:value-type="string" table:number-columns-spanned="2" table:number-rows-spanned="1">
            <text:p>Distance to place of work or study</text:p>
          </table:table-cell>
          <table:covered-table-cell/>
          <table:table-cell table:style-name="ce11" office:value-type="string" calcext:value-type="string">
            <text:p>Work mainly at or from home</text:p>
          </table:table-cell>
          <table:table-cell table:style-name="ce11" office:value-type="string" calcext:value-type="string">
            <text:p>Less than 2km</text:p>
          </table:table-cell>
          <table:table-cell table:style-name="ce11" office:value-type="string" calcext:value-type="string">
            <text:p>2km to less than 5km</text:p>
          </table:table-cell>
          <table:table-cell table:style-name="ce11" office:value-type="string" calcext:value-type="string">
            <text:p>5km to less than 10km</text:p>
          </table:table-cell>
          <table:table-cell table:style-name="ce11" office:value-type="string" calcext:value-type="string">
            <text:p>10km to less than 20km</text:p>
          </table:table-cell>
          <table:table-cell table:style-name="ce11" office:value-type="string" calcext:value-type="string">
            <text:p>20km to less than 30km</text:p>
          </table:table-cell>
          <table:table-cell table:style-name="ce11" office:value-type="string" calcext:value-type="string">
            <text:p>30km to less than 40km</text:p>
          </table:table-cell>
          <table:table-cell table:style-name="ce11" office:value-type="string" calcext:value-type="string">
            <text:p>40km to less than 60km</text:p>
          </table:table-cell>
          <table:table-cell table:style-name="ce11" office:value-type="string" calcext:value-type="string">
            <text:p>60km and over</text:p>
          </table:table-cell>
          <table:table-cell table:style-name="ce11" office:value-type="string" calcext:value-type="string">
            <text:p>Other (2)</text:p>
          </table:table-cell>
          <table:table-cell table:number-columns-repeated="1011"/>
          <table:table-cell table:style-name="Default"/>
        </table:table-row>
        <table:table-row table:style-name="ro7">
          <table:table-cell/>
          <table:table-cell table:style-name="ce9" office:value-type="string" calcext:value-type="string">
            <text:p>Scottish Council Area 2011</text:p>
          </table:table-cell>
          <table:table-cell table:number-columns-repeated="1021"/>
          <table:table-cell table:style-name="Default"/>
        </table:table-row>
        <table:table-row table:style-name="ro4">
          <table:table-cell/>
          <table:table-cell table:style-name="ce10" office:value-type="string" calcext:value-type="string">
            <text:p>East Renfrewshire</text:p>
          </table:table-cell>
          <table:table-cell table:style-name="ce33" table:formula="of:=[.D16]/[.$C16]" office:value-type="percentage" office:value="0.103487821295904" calcext:value-type="percentage">
            <text:p>10.35%</text:p>
          </table:table-cell>
          <table:table-cell table:style-name="ce33" table:formula="of:=[.E16]/[.$C16]" office:value-type="percentage" office:value="0.0777342873525966" calcext:value-type="percentage">
            <text:p>7.77%</text:p>
          </table:table-cell>
          <table:table-cell table:style-name="ce33" table:formula="of:=[.F16]/[.$C16]" office:value-type="percentage" office:value="0.116775946747775" calcext:value-type="percentage">
            <text:p>11.68%</text:p>
          </table:table-cell>
          <table:table-cell table:style-name="ce33" table:formula="of:=[.G16]/[.$C16]" office:value-type="percentage" office:value="0.314103363167211" calcext:value-type="percentage">
            <text:p>31.41%</text:p>
          </table:table-cell>
          <table:table-cell table:style-name="ce33" table:formula="of:=[.H16]/[.$C16]" office:value-type="percentage" office:value="0.212859315399766" calcext:value-type="percentage">
            <text:p>21.29%</text:p>
          </table:table-cell>
          <table:table-cell table:style-name="ce33" table:formula="of:=[.I16]/[.$C16]" office:value-type="percentage" office:value="0.0321108922739398" calcext:value-type="percentage">
            <text:p>3.21%</text:p>
          </table:table-cell>
          <table:table-cell table:style-name="ce33" table:formula="of:=[.J16]/[.$C16]" office:value-type="percentage" office:value="0.0138116726085114" calcext:value-type="percentage">
            <text:p>1.38%</text:p>
          </table:table-cell>
          <table:table-cell table:style-name="ce33" table:formula="of:=[.K16]/[.$C16]" office:value-type="percentage" office:value="0.0118172072498816" calcext:value-type="percentage">
            <text:p>1.18%</text:p>
          </table:table-cell>
          <table:table-cell table:style-name="ce33" table:formula="of:=[.L16]/[.$C16]" office:value-type="percentage" office:value="0.0204682007429383" calcext:value-type="percentage">
            <text:p>2.05%</text:p>
          </table:table-cell>
          <table:table-cell table:style-name="ce33" table:formula="of:=[.M16]/[.$C16]" office:value-type="percentage" office:value="0.0968312931614769" calcext:value-type="percentage">
            <text:p>9.68%</text:p>
          </table:table-cell>
          <table:table-cell table:number-columns-repeated="1011"/>
          <table:table-cell table:style-name="Default"/>
        </table:table-row>
        <table:table-row table:style-name="ro4">
          <table:table-cell/>
          <table:table-cell table:style-name="ce10" office:value-type="string" calcext:value-type="string">
            <text:p>Falkirk</text:p>
          </table:table-cell>
          <table:table-cell table:style-name="ce33" table:formula="of:=[.D17]/[.$C17]" office:value-type="percentage" office:value="0.0796883300867717" calcext:value-type="percentage">
            <text:p>7.97%</text:p>
          </table:table-cell>
          <table:table-cell table:style-name="ce33" table:formula="of:=[.E17]/[.$C17]" office:value-type="percentage" office:value="0.142144910163327" calcext:value-type="percentage">
            <text:p>14.21%</text:p>
          </table:table-cell>
          <table:table-cell table:style-name="ce33" table:formula="of:=[.F17]/[.$C17]" office:value-type="percentage" office:value="0.183950634101157" calcext:value-type="percentage">
            <text:p>18.40%</text:p>
          </table:table-cell>
          <table:table-cell table:style-name="ce33" table:formula="of:=[.G17]/[.$C17]" office:value-type="percentage" office:value="0.147225892577407" calcext:value-type="percentage">
            <text:p>14.72%</text:p>
          </table:table-cell>
          <table:table-cell table:style-name="ce33" table:formula="of:=[.H17]/[.$C17]" office:value-type="percentage" office:value="0.156298102464208" calcext:value-type="percentage">
            <text:p>15.63%</text:p>
          </table:table-cell>
          <table:table-cell table:style-name="ce33" table:formula="of:=[.I17]/[.$C17]" office:value-type="percentage" office:value="0.0783125144733078" calcext:value-type="percentage">
            <text:p>7.83%</text:p>
          </table:table-cell>
          <table:table-cell table:style-name="ce33" table:formula="of:=[.J17]/[.$C17]" office:value-type="percentage" office:value="0.0753293103213415" calcext:value-type="percentage">
            <text:p>7.53%</text:p>
          </table:table-cell>
          <table:table-cell table:style-name="ce33" table:formula="of:=[.K17]/[.$C17]" office:value-type="percentage" office:value="0.0183623707618749" calcext:value-type="percentage">
            <text:p>1.84%</text:p>
          </table:table-cell>
          <table:table-cell table:style-name="ce33" table:formula="of:=[.L17]/[.$C17]" office:value-type="percentage" office:value="0.010720464235605" calcext:value-type="percentage">
            <text:p>1.07%</text:p>
          </table:table-cell>
          <table:table-cell table:style-name="ce33" table:formula="of:=[.M17]/[.$C17]" office:value-type="percentage" office:value="0.107967470815" calcext:value-type="percentage">
            <text:p>10.80%</text:p>
          </table:table-cell>
          <table:table-cell table:number-columns-repeated="1011"/>
          <table:table-cell table:style-name="Default"/>
        </table:table-row>
        <table:table-row table:style-name="ro4">
          <table:table-cell/>
          <table:table-cell table:style-name="ce10" office:value-type="string" calcext:value-type="string">
            <text:p>South Lanarkshire</text:p>
          </table:table-cell>
          <table:table-cell table:style-name="ce33" table:formula="of:=[.D18]/[.$C18]" office:value-type="percentage" office:value="0.0961072402302333" calcext:value-type="percentage">
            <text:p>9.61%</text:p>
          </table:table-cell>
          <table:table-cell table:style-name="ce33" table:formula="of:=[.E18]/[.$C18]" office:value-type="percentage" office:value="0.128445925477128" calcext:value-type="percentage">
            <text:p>12.84%</text:p>
          </table:table-cell>
          <table:table-cell table:style-name="ce33" table:formula="of:=[.F18]/[.$C18]" office:value-type="percentage" office:value="0.148260857591364" calcext:value-type="percentage">
            <text:p>14.83%</text:p>
          </table:table-cell>
          <table:table-cell table:style-name="ce33" table:formula="of:=[.G18]/[.$C18]" office:value-type="percentage" office:value="0.18941918426923" calcext:value-type="percentage">
            <text:p>18.94%</text:p>
          </table:table-cell>
          <table:table-cell table:style-name="ce33" table:formula="of:=[.H18]/[.$C18]" office:value-type="percentage" office:value="0.20237669025915" calcext:value-type="percentage">
            <text:p>20.24%</text:p>
          </table:table-cell>
          <table:table-cell table:style-name="ce33" table:formula="of:=[.I18]/[.$C18]" office:value-type="percentage" office:value="0.0545908953209771" calcext:value-type="percentage">
            <text:p>5.46%</text:p>
          </table:table-cell>
          <table:table-cell table:style-name="ce33" table:formula="of:=[.J18]/[.$C18]" office:value-type="percentage" office:value="0.0300322216408251" calcext:value-type="percentage">
            <text:p>3.00%</text:p>
          </table:table-cell>
          <table:table-cell table:style-name="ce33" table:formula="of:=[.K18]/[.$C18]" office:value-type="percentage" office:value="0.0235121588499353" calcext:value-type="percentage">
            <text:p>2.35%</text:p>
          </table:table-cell>
          <table:table-cell table:style-name="ce33" table:formula="of:=[.L18]/[.$C18]" office:value-type="percentage" office:value="0.013177824901545" calcext:value-type="percentage">
            <text:p>1.32%</text:p>
          </table:table-cell>
          <table:table-cell table:style-name="ce33" table:formula="of:=[.M18]/[.$C18]" office:value-type="percentage" office:value="0.114077001459613" calcext:value-type="percentage">
            <text:p>11.41%</text:p>
          </table:table-cell>
          <table:table-cell table:number-columns-repeated="1011"/>
          <table:table-cell table:style-name="Default"/>
        </table:table-row>
        <table:table-row table:style-name="ro4">
          <table:table-cell/>
          <table:table-cell table:style-name="ce10" office:value-type="string" calcext:value-type="string">
            <text:p>Stirling</text:p>
          </table:table-cell>
          <table:table-cell table:style-name="ce33" table:formula="of:=[.D19]/[.$C19]" office:value-type="percentage" office:value="0.137323138669444" calcext:value-type="percentage">
            <text:p>13.73%</text:p>
          </table:table-cell>
          <table:table-cell table:style-name="ce33" table:formula="of:=[.E19]/[.$C19]" office:value-type="percentage" office:value="0.157263698021185" calcext:value-type="percentage">
            <text:p>15.73%</text:p>
          </table:table-cell>
          <table:table-cell table:style-name="ce33" table:formula="of:=[.F19]/[.$C19]" office:value-type="percentage" office:value="0.151522849086799" calcext:value-type="percentage">
            <text:p>15.15%</text:p>
          </table:table-cell>
          <table:table-cell table:style-name="ce33" table:formula="of:=[.G19]/[.$C19]" office:value-type="percentage" office:value="0.114004115121803" calcext:value-type="percentage">
            <text:p>11.40%</text:p>
          </table:table-cell>
          <table:table-cell table:style-name="ce33" table:formula="of:=[.H19]/[.$C19]" office:value-type="percentage" office:value="0.120202199812025" calcext:value-type="percentage">
            <text:p>12.02%</text:p>
          </table:table-cell>
          <table:table-cell table:style-name="ce33" table:formula="of:=[.I19]/[.$C19]" office:value-type="percentage" office:value="0.071659003734092" calcext:value-type="percentage">
            <text:p>7.17%</text:p>
          </table:table-cell>
          <table:table-cell table:style-name="ce33" table:formula="of:=[.J19]/[.$C19]" office:value-type="percentage" office:value="0.061625219092133" calcext:value-type="percentage">
            <text:p>6.16%</text:p>
          </table:table-cell>
          <table:table-cell table:style-name="ce33" table:formula="of:=[.K19]/[.$C19]" office:value-type="percentage" office:value="0.0599232860009653" calcext:value-type="percentage">
            <text:p>5.99%</text:p>
          </table:table-cell>
          <table:table-cell table:style-name="ce33" table:formula="of:=[.L19]/[.$C19]" office:value-type="percentage" office:value="0.0232174156019001" calcext:value-type="percentage">
            <text:p>2.32%</text:p>
          </table:table-cell>
          <table:table-cell table:style-name="ce33" table:formula="of:=[.M19]/[.$C19]" office:value-type="percentage" office:value="0.103259074859654" calcext:value-type="percentage">
            <text:p>10.33%</text:p>
          </table:table-cell>
          <table:table-cell table:number-columns-repeated="1011"/>
          <table:table-cell table:style-name="Default"/>
        </table:table-row>
        <table:table-row table:style-name="ro4">
          <table:table-cell/>
          <table:table-cell table:style-name="ce10" office:value-type="string" calcext:value-type="string">
            <text:p>Renfrewshire</text:p>
          </table:table-cell>
          <table:table-cell table:style-name="ce33" table:formula="of:=[.D20]/[.$C20]" office:value-type="percentage" office:value="0.0843003936404069" calcext:value-type="percentage">
            <text:p>8.43%</text:p>
          </table:table-cell>
          <table:table-cell table:style-name="ce33" table:formula="of:=[.E20]/[.$C20]" office:value-type="percentage" office:value="0.132495782424211" calcext:value-type="percentage">
            <text:p>13.25%</text:p>
          </table:table-cell>
          <table:table-cell table:style-name="ce33" table:formula="of:=[.F20]/[.$C20]" office:value-type="percentage" office:value="0.192308675425592" calcext:value-type="percentage">
            <text:p>19.23%</text:p>
          </table:table-cell>
          <table:table-cell table:style-name="ce33" table:formula="of:=[.G20]/[.$C20]" office:value-type="percentage" office:value="0.226662747303308" calcext:value-type="percentage">
            <text:p>22.67%</text:p>
          </table:table-cell>
          <table:table-cell table:style-name="ce33" table:formula="of:=[.H20]/[.$C20]" office:value-type="percentage" office:value="0.187797147385103" calcext:value-type="percentage">
            <text:p>18.78%</text:p>
          </table:table-cell>
          <table:table-cell table:style-name="ce33" table:formula="of:=[.I20]/[.$C20]" office:value-type="percentage" office:value="0.0473135320280149" calcext:value-type="percentage">
            <text:p>4.73%</text:p>
          </table:table-cell>
          <table:table-cell table:style-name="ce33" table:formula="of:=[.J20]/[.$C20]" office:value-type="percentage" office:value="0.011770870609887" calcext:value-type="percentage">
            <text:p>1.18%</text:p>
          </table:table-cell>
          <table:table-cell table:style-name="ce33" table:formula="of:=[.K20]/[.$C20]" office:value-type="percentage" office:value="0.00690148765400542" calcext:value-type="percentage">
            <text:p>0.69%</text:p>
          </table:table-cell>
          <table:table-cell table:style-name="ce33" table:formula="of:=[.L20]/[.$C20]" office:value-type="percentage" office:value="0.0155794693522826" calcext:value-type="percentage">
            <text:p>1.56%</text:p>
          </table:table-cell>
          <table:table-cell table:style-name="ce33" table:formula="of:=[.M20]/[.$C20]" office:value-type="percentage" office:value="0.0948698941771893" calcext:value-type="percentage">
            <text:p>9.49%</text:p>
          </table:table-cell>
          <table:table-cell table:number-columns-repeated="1011"/>
          <table:table-cell table:style-name="Default"/>
        </table:table-row>
        <table:table-row table:style-name="ro7">
          <table:table-cell/>
          <table:table-cell table:style-name="ce10" office:value-type="string" calcext:value-type="string">
            <text:p>West Dunbartonshire</text:p>
          </table:table-cell>
          <table:table-cell table:style-name="ce33" table:formula="of:=[.D21]/[.$C21]" office:value-type="percentage" office:value="0.0832" calcext:value-type="percentage">
            <text:p>8.32%</text:p>
          </table:table-cell>
          <table:table-cell table:style-name="ce33" table:formula="of:=[.E21]/[.$C21]" office:value-type="percentage" office:value="0.171326984126984" calcext:value-type="percentage">
            <text:p>17.13%</text:p>
          </table:table-cell>
          <table:table-cell table:style-name="ce33" table:formula="of:=[.F21]/[.$C21]" office:value-type="percentage" office:value="0.152533333333333" calcext:value-type="percentage">
            <text:p>15.25%</text:p>
          </table:table-cell>
          <table:table-cell table:style-name="ce33" table:formula="of:=[.G21]/[.$C21]" office:value-type="percentage" office:value="0.14552380952381" calcext:value-type="percentage">
            <text:p>14.55%</text:p>
          </table:table-cell>
          <table:table-cell table:style-name="ce33" table:formula="of:=[.H21]/[.$C21]" office:value-type="percentage" office:value="0.22087619047619" calcext:value-type="percentage">
            <text:p>22.09%</text:p>
          </table:table-cell>
          <table:table-cell table:style-name="ce33" table:formula="of:=[.I21]/[.$C21]" office:value-type="percentage" office:value="0.091047619047619" calcext:value-type="percentage">
            <text:p>9.10%</text:p>
          </table:table-cell>
          <table:table-cell table:style-name="ce33" table:formula="of:=[.J21]/[.$C21]" office:value-type="percentage" office:value="0.0127238095238095" calcext:value-type="percentage">
            <text:p>1.27%</text:p>
          </table:table-cell>
          <table:table-cell table:style-name="ce33" table:formula="of:=[.K21]/[.$C21]" office:value-type="percentage" office:value="0.0077968253968254" calcext:value-type="percentage">
            <text:p>0.78%</text:p>
          </table:table-cell>
          <table:table-cell table:style-name="ce33" table:formula="of:=[.L21]/[.$C21]" office:value-type="percentage" office:value="0.0129269841269841" calcext:value-type="percentage">
            <text:p>1.29%</text:p>
          </table:table-cell>
          <table:table-cell table:style-name="ce33" table:formula="of:=[.M21]/[.$C21]" office:value-type="percentage" office:value="0.102044444444444" calcext:value-type="percentage">
            <text:p>10.20%</text:p>
          </table:table-cell>
          <table:table-cell table:number-columns-repeated="1011"/>
          <table:table-cell table:style-name="Default"/>
        </table:table-row>
        <table:table-row table:style-name="ro4">
          <table:table-cell/>
          <table:table-cell table:style-name="ce10" office:value-type="string" calcext:value-type="string">
            <text:p>North Lanarkshire</text:p>
          </table:table-cell>
          <table:table-cell table:style-name="ce33" table:formula="of:=[.D22]/[.$C22]" office:value-type="percentage" office:value="0.0864989733059548" calcext:value-type="percentage">
            <text:p>8.65%</text:p>
          </table:table-cell>
          <table:table-cell table:style-name="ce33" table:formula="of:=[.E22]/[.$C22]" office:value-type="percentage" office:value="0.137912652029695" calcext:value-type="percentage">
            <text:p>13.79%</text:p>
          </table:table-cell>
          <table:table-cell table:style-name="ce33" table:formula="of:=[.F22]/[.$C22]" office:value-type="percentage" office:value="0.169286052756279" calcext:value-type="percentage">
            <text:p>16.93%</text:p>
          </table:table-cell>
          <table:table-cell table:style-name="ce33" table:formula="of:=[.G22]/[.$C22]" office:value-type="percentage" office:value="0.157419838888011" calcext:value-type="percentage">
            <text:p>15.74%</text:p>
          </table:table-cell>
          <table:table-cell table:style-name="ce33" table:formula="of:=[.H22]/[.$C22]" office:value-type="percentage" office:value="0.21456589269731" calcext:value-type="percentage">
            <text:p>21.46%</text:p>
          </table:table-cell>
          <table:table-cell table:style-name="ce33" table:formula="of:=[.I22]/[.$C22]" office:value-type="percentage" office:value="0.0782722582003896" calcext:value-type="percentage">
            <text:p>7.83%</text:p>
          </table:table-cell>
          <table:table-cell table:style-name="ce33" table:formula="of:=[.J22]/[.$C22]" office:value-type="percentage" office:value="0.0162823145369347" calcext:value-type="percentage">
            <text:p>1.63%</text:p>
          </table:table-cell>
          <table:table-cell table:style-name="ce33" table:formula="of:=[.K22]/[.$C22]" office:value-type="percentage" office:value="0.0177038909071763" calcext:value-type="percentage">
            <text:p>1.77%</text:p>
          </table:table-cell>
          <table:table-cell table:style-name="ce33" table:formula="of:=[.L22]/[.$C22]" office:value-type="percentage" office:value="0.00899015426736166" calcext:value-type="percentage">
            <text:p>0.90%</text:p>
          </table:table-cell>
          <table:table-cell table:style-name="ce33" table:formula="of:=[.M22]/[.$C22]" office:value-type="percentage" office:value="0.113067972410888" calcext:value-type="percentage">
            <text:p>11.31%</text:p>
          </table:table-cell>
          <table:table-cell table:number-columns-repeated="1011"/>
          <table:table-cell table:style-name="Default"/>
        </table:table-row>
        <table:table-row table:style-name="ro4">
          <table:table-cell/>
          <table:table-cell table:style-name="ce10" office:value-type="string" calcext:value-type="string">
            <text:p>Glasgow City</text:p>
          </table:table-cell>
          <table:table-cell table:style-name="ce33" table:formula="of:=[.D23]/[.$C23]" office:value-type="percentage" office:value="0.0987818126031396" calcext:value-type="percentage">
            <text:p>9.88%</text:p>
          </table:table-cell>
          <table:table-cell table:style-name="ce33" table:formula="of:=[.E23]/[.$C23]" office:value-type="percentage" office:value="0.160893613845376" calcext:value-type="percentage">
            <text:p>16.09%</text:p>
          </table:table-cell>
          <table:table-cell table:style-name="ce33" table:formula="of:=[.F23]/[.$C23]" office:value-type="percentage" office:value="0.275655325112572" calcext:value-type="percentage">
            <text:p>27.57%</text:p>
          </table:table-cell>
          <table:table-cell table:style-name="ce33" table:formula="of:=[.G23]/[.$C23]" office:value-type="percentage" office:value="0.222333712030119" calcext:value-type="percentage">
            <text:p>22.23%</text:p>
          </table:table-cell>
          <table:table-cell table:style-name="ce33" table:formula="of:=[.H23]/[.$C23]" office:value-type="percentage" office:value="0.074737330933999" calcext:value-type="percentage">
            <text:p>7.47%</text:p>
          </table:table-cell>
          <table:table-cell table:style-name="ce33" table:formula="of:=[.I23]/[.$C23]" office:value-type="percentage" office:value="0.0157933144814204" calcext:value-type="percentage">
            <text:p>1.58%</text:p>
          </table:table-cell>
          <table:table-cell table:style-name="ce33" table:formula="of:=[.J23]/[.$C23]" office:value-type="percentage" office:value="0.0137657663634328" calcext:value-type="percentage">
            <text:p>1.38%</text:p>
          </table:table-cell>
          <table:table-cell table:style-name="ce33" table:formula="of:=[.K23]/[.$C23]" office:value-type="percentage" office:value="0.0108633457446367" calcext:value-type="percentage">
            <text:p>1.09%</text:p>
          </table:table-cell>
          <table:table-cell table:style-name="ce33" table:formula="of:=[.L23]/[.$C23]" office:value-type="percentage" office:value="0.0170952574447089" calcext:value-type="percentage">
            <text:p>1.71%</text:p>
          </table:table-cell>
          <table:table-cell table:style-name="ce33" table:formula="of:=[.M23]/[.$C23]" office:value-type="percentage" office:value="0.110080521440596" calcext:value-type="percentage">
            <text:p>11.01%</text:p>
          </table:table-cell>
          <table:table-cell table:number-columns-repeated="1011"/>
          <table:table-cell table:style-name="Default"/>
        </table:table-row>
        <table:table-row table:style-name="ro4" table:number-rows-repeated="1048538">
          <table:table-cell table:number-columns-repeated="1024"/>
        </table:table-row>
        <table:table-row table:style-name="ro4">
          <table:table-cell table:number-columns-repeated="1024"/>
        </table:table-row>
      </table:table>
      <table:table table:name="template_rse" table:style-name="ta2">
        <table:table-column table:style-name="co1" table:default-cell-style-name="ce4"/>
        <table:table-column table:style-name="co2" table:number-columns-repeated="1023" table:default-cell-style-name="ce4"/>
        <table:table-row table:style-name="ro1">
          <table:table-cell table:style-name="ce1">
            <draw:frame draw:z-index="0" draw:name="Picture 3" draw:style-name="gr2" draw:text-style-name="P2" svg:width="2.909cm" svg:height="0.899cm" svg:x="0cm" svg:y="0cm">
              <draw:image xlink:href="Pictures/100000010000006E00000022F385E2A0971F890A.png" xlink:type="simple" xlink:show="embed" xlink:actuate="onLoad" draw:mime-type="image/png">
                <text:p/>
              </draw:image>
              <svg:desc>http://localhost:8080/webapi/images/sw2_logo.png</svg:desc>
            </draw:frame>
          </table:table-cell>
          <table:table-cell table:style-name="ce1" table:number-columns-repeated="1023"/>
        </table:table-row>
        <table:table-row table:style-name="ro2">
          <table:table-cell table:style-name="ce2" table:number-columns-repeated="1024"/>
        </table:table-row>
        <table:table-row table:style-name="ro9">
          <table:table-cell table:style-name="ce13" office:value-type="string" calcext:value-type="string">
            <text:p>#TABLE#</text:p>
          </table:table-cell>
          <table:table-cell table:number-columns-repeated="1023"/>
        </table:table-row>
        <table:table-row table:style-name="ro4" table:number-rows-repeated="4">
          <table:table-cell table:number-columns-repeated="1024"/>
        </table:table-row>
        <table:table-row table:style-name="ro10">
          <table:table-cell table:style-name="ce14" office:value-type="string" calcext:value-type="string">
            <text:p>© WingArc Australia 2018</text:p>
          </table:table-cell>
          <table:table-cell table:number-columns-repeated="1023"/>
        </table:table-row>
        <table:table-row table:style-name="ro4" table:number-rows-repeated="1048567">
          <table:table-cell table:number-columns-repeated="1024"/>
        </table:table-row>
        <table:table-row table:style-name="ro4">
          <table:table-cell table:number-columns-repeated="1024"/>
        </table:table-row>
      </table:table>
      <table:table table:name="format" table:style-name="ta3">
        <table:table-column table:style-name="co3" table:default-cell-style-name="Default"/>
        <table:table-column table:style-name="co4" table:number-columns-repeated="1023" table:default-cell-style-name="Default"/>
        <table:table-row table:style-name="ro3">
          <table:table-cell table:style-name="ce3" office:value-type="string" calcext:value-type="string">
            <text:p>heading</text:p>
          </table:table-cell>
          <table:table-cell table:number-columns-repeated="1023"/>
        </table:table-row>
        <table:table-row table:style-name="ro6">
          <table:table-cell table:style-name="ce9" office:value-type="string" calcext:value-type="string">
            <text:p>field names</text:p>
          </table:table-cell>
          <table:table-cell table:number-columns-repeated="1023"/>
        </table:table-row>
        <table:table-row table:style-name="ro11">
          <table:table-cell table:style-name="ce11" office:value-type="string" calcext:value-type="string">
            <text:p>column field </text:p>
          </table:table-cell>
          <table:table-cell table:number-columns-repeated="1023"/>
        </table:table-row>
        <table:table-row table:style-name="ro11">
          <table:table-cell table:style-name="ce10" office:value-type="string" calcext:value-type="string">
            <text:p>row field</text:p>
          </table:table-cell>
          <table:table-cell table:number-columns-repeated="1023"/>
        </table:table-row>
        <table:table-row table:style-name="ro12">
          <table:table-cell table:style-name="ce15" office:value-type="string" calcext:value-type="string">
            <text:p>cells</text:p>
          </table:table-cell>
          <table:table-cell table:number-columns-repeated="1023"/>
        </table:table-row>
        <table:table-row table:style-name="ro13">
          <table:table-cell table:style-name="ce7" office:value-type="string" calcext:value-type="string">
            <text:p>footer</text:p>
          </table:table-cell>
          <table:table-cell table:style-name="ce7"/>
          <table:table-cell table:style-name="ce18" table:number-columns-repeated="1022"/>
        </table:table-row>
        <table:table-row table:style-name="ro12">
          <table:table-cell table:style-name="ce16" office:value-type="string" calcext:value-type="string">
            <text:p>RSE Data Format:</text:p>
          </table:table-cell>
          <table:table-cell table:style-name="ce17" office:value-type="percentage" office:value="0.012" calcext:value-type="percentage">
            <text:p>1.20%</text:p>
          </table:table-cell>
          <table:table-cell table:number-columns-repeated="1022"/>
        </table:table-row>
        <table:table-row table:style-name="ro12">
          <table:table-cell table:style-name="ce5" office:value-type="string" calcext:value-type="string">
            <text:p>Comment Author:</text:p>
          </table:table-cell>
          <table:table-cell table:style-name="ce8" office:value-type="string" calcext:value-type="string">
            <text:p>WAA</text:p>
          </table:table-cell>
          <table:table-cell table:number-columns-repeated="1022"/>
        </table:table-row>
        <table:table-row table:style-name="ro12">
          <table:table-cell table:style-name="ce7" office:value-type="string" calcext:value-type="string">
            <text:p>footer</text:p>
          </table:table-cell>
          <table:table-cell table:number-columns-repeated="1023"/>
        </table:table-row>
        <table:table-row table:style-name="ro12" table:number-rows-repeated="4">
          <table:table-cell table:number-columns-repeated="1024"/>
        </table:table-row>
        <table:table-row table:style-name="ro12">
          <table:table-cell table:number-columns-repeated="6"/>
          <table:table-cell table:style-name="ce20"/>
          <table:table-cell table:number-columns-repeated="1017"/>
        </table:table-row>
        <table:table-row table:style-name="ro12" table:number-rows-repeated="2">
          <table:table-cell table:number-columns-repeated="1024"/>
        </table:table-row>
        <table:table-row table:style-name="ro12">
          <table:table-cell table:number-columns-repeated="5"/>
          <table:table-cell table:style-name="ce19"/>
          <table:table-cell table:number-columns-repeated="1018"/>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3P0" style:volatile="true">
      <number:text> </number:text>
      <number:fill-character> </number:fill-character>
      <number:number number:decimal-places="0" number:min-decimal-places="0" number:min-integer-digits="1" number:grouping="true"/>
      <number:text> </number:text>
    </number:number-style>
    <number:number-style style:name="N123P1" style:volatile="true">
      <number:text>-</number:text>
      <number:fill-character> </number:fill-character>
      <number:number number:decimal-places="0" number:min-decimal-places="0" number:min-integer-digits="1" number:grouping="true"/>
      <number:text> </number:text>
    </number:number-style>
    <number:number-style style:name="N123P2" style:volatile="true">
      <number:text>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style:style style:name="Default" style:family="table-cell">
      <style:table-cell-properties style:cell-protect="none" style:print-content="true" style:rotation-align="none" style:vertical-align="bottom"/>
      <style:text-properties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ells" style:family="table-cell" style:parent-style-name="Default" style:data-style-name="N0">
      <style:table-cell-properties fo:background-color="#ffff99"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lumn_20_field" style:display-name="column field" style:family="table-cell" style:parent-style-name="Default" style:data-style-name="N0">
      <style:table-cell-properties fo:border-bottom="none" fo:background-color="#99cc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ield" style:family="table-cell" style:parent-style-name="Default" style:data-style-name="N0">
      <style:table-cell-properties fo:background-color="#800080"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ield_20_names" style:display-name="field names" style:family="table-cell" style:parent-style-name="Default" style:data-style-name="N0">
      <style:table-cell-properties fo:background-color="#99ccff" style:cell-protect="none"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er"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heading_20_3" style:display-name="heading 3"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4pt" fo:font-style="normal" fo:text-shadow="none" style:text-underline-style="none" fo:font-weight="bold" style:font-size-asian="14pt" style:font-style-asian="normal" style:font-weight-asian="bold" style:font-name-complex="Arial" style:font-family-complex="Arial" style:font-family-generic-complex="swiss" style:font-size-complex="14pt" style:font-style-complex="normal" style:font-weight-complex="bold"/>
    </style:style>
    <style:style style:name="rowfield" style:family="table-cell" style:parent-style-name="Default" style:data-style-name="N0">
      <style:table-cell-properties fo:border-bottom="0.74pt solid #000000" fo:background-color="#99ccff"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st" style:family="table-cell" style:parent-style-name="Default" style:data-style-name="N0">
      <style:table-cell-properties fo:background-color="#ffff99"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22">00/00/0000</text:date>, <text:time style:data-style-name="N2" text:time-value="19:04:26.980492104">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template_5f_rse" style:display-name="PageStyle_template_rse" style:page-layout-name="Mpm3">
      <style:header style:display="false"/>
      <style:header-left style:display="false"/>
      <style:header-first style:display="false"/>
      <style:footer style:display="false"/>
      <style:footer-left style:display="false"/>
      <style:footer-first style:display="false"/>
    </style:master-page>
    <style:master-page style:name="PageStyle_5f_format" style:display-name="PageStyle_format" style:page-layout-name="Mpm4">
      <style:header style:display="false"/>
      <style:header-left style:display="false"/>
      <style:header-first style:display="false"/>
      <style:footer style:display="false"/>
      <style:footer-left style:display="false"/>
      <style:footer-first style:display="false"/>
    </style:master-page>
    <style:master-page style:name="PageStyle_5f_Data_20_Sheet_20_0" style:display-name="PageStyle_Data Sheet 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8-05-21T05:29:44</meta:creation-date>
    <dc:date>2021-11-22T19:10:44.890765596</dc:date>
    <meta:generator>LibreOffice/7.2.2.2$Linux_X86_64 LibreOffice_project/20$Build-2</meta:generator>
    <meta:editing-duration>PT6M17S</meta:editing-duration>
    <meta:editing-cycles>1</meta:editing-cycles>
    <meta:document-statistic meta:table-count="3" meta:cell-count="236" meta:object-count="3"/>
    <meta:user-defined meta:name="AppVersion">16.0300</meta:user-defined>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true"/>
      <style:graphic-properties draw:stroke="none" draw:fill-color="#aecf00" dr3d:edge-rounding="5%"/>
      <style:text-properties fo:font-size="10pt" style:font-size-asian="10pt" style:font-size-complex="10pt"/>
    </style:style>
    <style:style style:name="ch1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33.17cm" svg:height="16.085cm" xlink:href=".." xlink:type="simple" chart:class="chart:bar" chart:style-name="ch1">
        <chart:legend chart:legend-position="end" svg:x="29.108cm" svg:y="6cm" style:legend-expansion="high" chart:style-name="ch2"/>
        <chart:plot-area chart:style-name="ch3" table:cell-range-address="'Data Sheet 0'.A28:'Data Sheet 0'.L28 'Data Sheet 0'.A30:'Data Sheet 0'.L37" chart:data-source-has-labels="both" svg:x="2.616cm" svg:y="0.642cm" svg:width="23.113cm" svg:height="15.146cm">
          <chart:coordinate-region svg:x="4.858cm" svg:y="0.841cm" svg:width="20.871cm" svg:height="11.273cm"/>
          <chart:axis chart:dimension="x" chart:name="primary-x" chart:style-name="ch4" chartooo:axis-type="auto">
            <chartooo:date-scale/>
            <chart:categories table:cell-range-address="'Data Sheet 0'.C28:'Data Sheet 0'.L28"/>
          </chart:axis>
          <chart:axis chart:dimension="y" chart:name="primary-y" chart:style-name="ch5">
            <chart:grid chart:style-name="ch6" chart:class="major"/>
          </chart:axis>
          <chart:series chart:style-name="ch7" chart:values-cell-range-address="'Data Sheet 0'.C30:'Data Sheet 0'.L30" chart:label-cell-address="'Data Sheet 0'.A30:'Data Sheet 0'.B30" chart:class="chart:bar">
            <chart:data-point chart:repeated="3"/>
            <chart:data-point chart:style-name="ch8"/>
            <chart:data-point chart:repeated="6"/>
          </chart:series>
          <chart:series chart:style-name="ch9" chart:values-cell-range-address="'Data Sheet 0'.C31:'Data Sheet 0'.L31" chart:label-cell-address="'Data Sheet 0'.A31:'Data Sheet 0'.B31" chart:class="chart:bar">
            <chart:data-point chart:repeated="10"/>
          </chart:series>
          <chart:series chart:style-name="ch10" chart:values-cell-range-address="'Data Sheet 0'.C32:'Data Sheet 0'.L32" chart:label-cell-address="'Data Sheet 0'.A32:'Data Sheet 0'.B32" chart:class="chart:bar">
            <chart:data-point chart:repeated="10"/>
          </chart:series>
          <chart:series chart:style-name="ch11" chart:values-cell-range-address="'Data Sheet 0'.C33:'Data Sheet 0'.L33" chart:label-cell-address="'Data Sheet 0'.A33:'Data Sheet 0'.B33" chart:class="chart:bar">
            <chart:data-point chart:repeated="10"/>
          </chart:series>
          <chart:series chart:style-name="ch12" chart:values-cell-range-address="'Data Sheet 0'.C34:'Data Sheet 0'.L34" chart:label-cell-address="'Data Sheet 0'.A34:'Data Sheet 0'.B34" chart:class="chart:bar">
            <chart:data-point chart:repeated="10"/>
          </chart:series>
          <chart:series chart:style-name="ch13" chart:values-cell-range-address="'Data Sheet 0'.C35:'Data Sheet 0'.L35" chart:label-cell-address="'Data Sheet 0'.A35:'Data Sheet 0'.B35" chart:class="chart:bar">
            <chart:data-point chart:repeated="10"/>
          </chart:series>
          <chart:series chart:style-name="ch14" chart:values-cell-range-address="'Data Sheet 0'.C36:'Data Sheet 0'.L36" chart:label-cell-address="'Data Sheet 0'.A36:'Data Sheet 0'.B36" chart:class="chart:bar">
            <chart:data-point chart:repeated="10"/>
          </chart:series>
          <chart:series chart:style-name="ch15" chart:values-cell-range-address="'Data Sheet 0'.C37:'Data Sheet 0'.L37" chart:label-cell-address="'Data Sheet 0'.A37:'Data Sheet 0'.B37" chart:class="chart:bar">
            <chart:data-point chart:repeated="2"/>
            <chart:data-point chart:style-name="ch8"/>
            <chart:data-point chart:repeated="7"/>
          </chart:series>
          <chart:wall chart:style-name="ch16"/>
          <chart:floor chart:style-name="ch17"/>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Work mainly at or from home</text:p>
                <draw:g>
                  <svg:desc>'Data Sheet 0'.C28:'Data Sheet 0'.L28</svg:desc>
                </draw:g>
              </table:table-cell>
              <table:table-cell office:value-type="string">
                <text:p>Less than 2km</text:p>
              </table:table-cell>
              <table:table-cell office:value-type="string">
                <text:p>2km to less than 5km</text:p>
              </table:table-cell>
              <table:table-cell office:value-type="string">
                <text:p>5km to less than 10km</text:p>
              </table:table-cell>
              <table:table-cell office:value-type="string">
                <text:p>10km to less than 20km</text:p>
              </table:table-cell>
              <table:table-cell office:value-type="string">
                <text:p>20km to less than 30km</text:p>
              </table:table-cell>
              <table:table-cell office:value-type="string">
                <text:p>30km to less than 40km</text:p>
              </table:table-cell>
              <table:table-cell office:value-type="string">
                <text:p>40km to less than 60km</text:p>
              </table:table-cell>
              <table:table-cell office:value-type="string">
                <text:p>60km and over</text:p>
              </table:table-cell>
              <table:table-cell office:value-type="string">
                <text:p>Other (2)</text:p>
              </table:table-cell>
            </table:table-row>
          </table:table-header-rows>
          <table:table-rows>
            <table:table-row>
              <table:table-cell office:value-type="string">
                <text:p>East Renfrewshire</text:p>
                <text:list>
                  <text:list-item>
                    <text:p/>
                  </text:list-item>
                  <text:list-item>
                    <text:p>East Renfrewshire</text:p>
                  </text:list-item>
                </text:list>
                <draw:g>
                  <svg:desc>'Data Sheet 0'.A30:'Data Sheet 0'.B30</svg:desc>
                </draw:g>
              </table:table-cell>
              <table:table-cell office:value-type="float" office:value="0.103487821295904">
                <text:p>0.103487821295904</text:p>
                <draw:g>
                  <svg:desc>'Data Sheet 0'.C30:'Data Sheet 0'.L30</svg:desc>
                </draw:g>
              </table:table-cell>
              <table:table-cell office:value-type="float" office:value="0.0777342873525966">
                <text:p>0.0777342873525966</text:p>
              </table:table-cell>
              <table:table-cell office:value-type="float" office:value="0.116775946747775">
                <text:p>0.116775946747775</text:p>
              </table:table-cell>
              <table:table-cell office:value-type="float" office:value="0.314103363167211">
                <text:p>0.314103363167211</text:p>
              </table:table-cell>
              <table:table-cell office:value-type="float" office:value="0.212859315399766">
                <text:p>0.212859315399766</text:p>
              </table:table-cell>
              <table:table-cell office:value-type="float" office:value="0.0321108922739398">
                <text:p>0.0321108922739398</text:p>
              </table:table-cell>
              <table:table-cell office:value-type="float" office:value="0.0138116726085114">
                <text:p>0.0138116726085114</text:p>
              </table:table-cell>
              <table:table-cell office:value-type="float" office:value="0.0118172072498816">
                <text:p>0.0118172072498816</text:p>
              </table:table-cell>
              <table:table-cell office:value-type="float" office:value="0.0204682007429383">
                <text:p>0.0204682007429383</text:p>
              </table:table-cell>
              <table:table-cell office:value-type="float" office:value="0.0968312931614769">
                <text:p>0.0968312931614769</text:p>
              </table:table-cell>
            </table:table-row>
            <table:table-row>
              <table:table-cell office:value-type="string">
                <text:p>Falkirk</text:p>
                <text:list>
                  <text:list-item>
                    <text:p/>
                  </text:list-item>
                  <text:list-item>
                    <text:p>Falkirk</text:p>
                  </text:list-item>
                </text:list>
                <draw:g>
                  <svg:desc>'Data Sheet 0'.A31:'Data Sheet 0'.B31</svg:desc>
                </draw:g>
              </table:table-cell>
              <table:table-cell office:value-type="float" office:value="0.0796883300867717">
                <text:p>0.0796883300867717</text:p>
                <draw:g>
                  <svg:desc>'Data Sheet 0'.C31:'Data Sheet 0'.L31</svg:desc>
                </draw:g>
              </table:table-cell>
              <table:table-cell office:value-type="float" office:value="0.142144910163327">
                <text:p>0.142144910163327</text:p>
              </table:table-cell>
              <table:table-cell office:value-type="float" office:value="0.183950634101157">
                <text:p>0.183950634101157</text:p>
              </table:table-cell>
              <table:table-cell office:value-type="float" office:value="0.147225892577407">
                <text:p>0.147225892577407</text:p>
              </table:table-cell>
              <table:table-cell office:value-type="float" office:value="0.156298102464208">
                <text:p>0.156298102464208</text:p>
              </table:table-cell>
              <table:table-cell office:value-type="float" office:value="0.0783125144733078">
                <text:p>0.0783125144733078</text:p>
              </table:table-cell>
              <table:table-cell office:value-type="float" office:value="0.0753293103213415">
                <text:p>0.0753293103213415</text:p>
              </table:table-cell>
              <table:table-cell office:value-type="float" office:value="0.0183623707618749">
                <text:p>0.0183623707618749</text:p>
              </table:table-cell>
              <table:table-cell office:value-type="float" office:value="0.010720464235605">
                <text:p>0.010720464235605</text:p>
              </table:table-cell>
              <table:table-cell office:value-type="float" office:value="0.107967470815">
                <text:p>0.107967470815</text:p>
              </table:table-cell>
            </table:table-row>
            <table:table-row>
              <table:table-cell office:value-type="string">
                <text:p>South Lanarkshire</text:p>
                <text:list>
                  <text:list-item>
                    <text:p/>
                  </text:list-item>
                  <text:list-item>
                    <text:p>South Lanarkshire</text:p>
                  </text:list-item>
                </text:list>
                <draw:g>
                  <svg:desc>'Data Sheet 0'.A32:'Data Sheet 0'.B32</svg:desc>
                </draw:g>
              </table:table-cell>
              <table:table-cell office:value-type="float" office:value="0.0961072402302333">
                <text:p>0.0961072402302333</text:p>
                <draw:g>
                  <svg:desc>'Data Sheet 0'.C32:'Data Sheet 0'.L32</svg:desc>
                </draw:g>
              </table:table-cell>
              <table:table-cell office:value-type="float" office:value="0.128445925477128">
                <text:p>0.128445925477128</text:p>
              </table:table-cell>
              <table:table-cell office:value-type="float" office:value="0.148260857591364">
                <text:p>0.148260857591364</text:p>
              </table:table-cell>
              <table:table-cell office:value-type="float" office:value="0.18941918426923">
                <text:p>0.18941918426923</text:p>
              </table:table-cell>
              <table:table-cell office:value-type="float" office:value="0.20237669025915">
                <text:p>0.20237669025915</text:p>
              </table:table-cell>
              <table:table-cell office:value-type="float" office:value="0.0545908953209771">
                <text:p>0.0545908953209771</text:p>
              </table:table-cell>
              <table:table-cell office:value-type="float" office:value="0.0300322216408251">
                <text:p>0.0300322216408251</text:p>
              </table:table-cell>
              <table:table-cell office:value-type="float" office:value="0.0235121588499353">
                <text:p>0.0235121588499353</text:p>
              </table:table-cell>
              <table:table-cell office:value-type="float" office:value="0.013177824901545">
                <text:p>0.013177824901545</text:p>
              </table:table-cell>
              <table:table-cell office:value-type="float" office:value="0.114077001459613">
                <text:p>0.114077001459613</text:p>
              </table:table-cell>
            </table:table-row>
            <table:table-row>
              <table:table-cell office:value-type="string">
                <text:p>Stirling</text:p>
                <text:list>
                  <text:list-item>
                    <text:p/>
                  </text:list-item>
                  <text:list-item>
                    <text:p>Stirling</text:p>
                  </text:list-item>
                </text:list>
                <draw:g>
                  <svg:desc>'Data Sheet 0'.A33:'Data Sheet 0'.B33</svg:desc>
                </draw:g>
              </table:table-cell>
              <table:table-cell office:value-type="float" office:value="0.137323138669444">
                <text:p>0.137323138669444</text:p>
                <draw:g>
                  <svg:desc>'Data Sheet 0'.C33:'Data Sheet 0'.L33</svg:desc>
                </draw:g>
              </table:table-cell>
              <table:table-cell office:value-type="float" office:value="0.157263698021185">
                <text:p>0.157263698021185</text:p>
              </table:table-cell>
              <table:table-cell office:value-type="float" office:value="0.151522849086799">
                <text:p>0.151522849086799</text:p>
              </table:table-cell>
              <table:table-cell office:value-type="float" office:value="0.114004115121803">
                <text:p>0.114004115121803</text:p>
              </table:table-cell>
              <table:table-cell office:value-type="float" office:value="0.120202199812025">
                <text:p>0.120202199812025</text:p>
              </table:table-cell>
              <table:table-cell office:value-type="float" office:value="0.071659003734092">
                <text:p>0.071659003734092</text:p>
              </table:table-cell>
              <table:table-cell office:value-type="float" office:value="0.061625219092133">
                <text:p>0.061625219092133</text:p>
              </table:table-cell>
              <table:table-cell office:value-type="float" office:value="0.0599232860009653">
                <text:p>0.0599232860009653</text:p>
              </table:table-cell>
              <table:table-cell office:value-type="float" office:value="0.0232174156019001">
                <text:p>0.0232174156019001</text:p>
              </table:table-cell>
              <table:table-cell office:value-type="float" office:value="0.103259074859654">
                <text:p>0.103259074859654</text:p>
              </table:table-cell>
            </table:table-row>
            <table:table-row>
              <table:table-cell office:value-type="string">
                <text:p>Renfrewshire</text:p>
                <text:list>
                  <text:list-item>
                    <text:p/>
                  </text:list-item>
                  <text:list-item>
                    <text:p>Renfrewshire</text:p>
                  </text:list-item>
                </text:list>
                <draw:g>
                  <svg:desc>'Data Sheet 0'.A34:'Data Sheet 0'.B34</svg:desc>
                </draw:g>
              </table:table-cell>
              <table:table-cell office:value-type="float" office:value="0.0843003936404069">
                <text:p>0.0843003936404069</text:p>
                <draw:g>
                  <svg:desc>'Data Sheet 0'.C34:'Data Sheet 0'.L34</svg:desc>
                </draw:g>
              </table:table-cell>
              <table:table-cell office:value-type="float" office:value="0.132495782424211">
                <text:p>0.132495782424211</text:p>
              </table:table-cell>
              <table:table-cell office:value-type="float" office:value="0.192308675425592">
                <text:p>0.192308675425592</text:p>
              </table:table-cell>
              <table:table-cell office:value-type="float" office:value="0.226662747303308">
                <text:p>0.226662747303308</text:p>
              </table:table-cell>
              <table:table-cell office:value-type="float" office:value="0.187797147385103">
                <text:p>0.187797147385103</text:p>
              </table:table-cell>
              <table:table-cell office:value-type="float" office:value="0.0473135320280149">
                <text:p>0.0473135320280149</text:p>
              </table:table-cell>
              <table:table-cell office:value-type="float" office:value="0.011770870609887">
                <text:p>0.011770870609887</text:p>
              </table:table-cell>
              <table:table-cell office:value-type="float" office:value="0.00690148765400542">
                <text:p>0.00690148765400542</text:p>
              </table:table-cell>
              <table:table-cell office:value-type="float" office:value="0.0155794693522826">
                <text:p>0.0155794693522826</text:p>
              </table:table-cell>
              <table:table-cell office:value-type="float" office:value="0.0948698941771893">
                <text:p>0.0948698941771893</text:p>
              </table:table-cell>
            </table:table-row>
            <table:table-row>
              <table:table-cell office:value-type="string">
                <text:p>West Dunbartonshire</text:p>
                <text:list>
                  <text:list-item>
                    <text:p/>
                  </text:list-item>
                  <text:list-item>
                    <text:p>West Dunbartonshire</text:p>
                  </text:list-item>
                </text:list>
                <draw:g>
                  <svg:desc>'Data Sheet 0'.A35:'Data Sheet 0'.B35</svg:desc>
                </draw:g>
              </table:table-cell>
              <table:table-cell office:value-type="float" office:value="0.0832">
                <text:p>0.0832</text:p>
                <draw:g>
                  <svg:desc>'Data Sheet 0'.C35:'Data Sheet 0'.L35</svg:desc>
                </draw:g>
              </table:table-cell>
              <table:table-cell office:value-type="float" office:value="0.171326984126984">
                <text:p>0.171326984126984</text:p>
              </table:table-cell>
              <table:table-cell office:value-type="float" office:value="0.152533333333333">
                <text:p>0.152533333333333</text:p>
              </table:table-cell>
              <table:table-cell office:value-type="float" office:value="0.14552380952381">
                <text:p>0.14552380952381</text:p>
              </table:table-cell>
              <table:table-cell office:value-type="float" office:value="0.22087619047619">
                <text:p>0.22087619047619</text:p>
              </table:table-cell>
              <table:table-cell office:value-type="float" office:value="0.091047619047619">
                <text:p>0.091047619047619</text:p>
              </table:table-cell>
              <table:table-cell office:value-type="float" office:value="0.0127238095238095">
                <text:p>0.0127238095238095</text:p>
              </table:table-cell>
              <table:table-cell office:value-type="float" office:value="0.0077968253968254">
                <text:p>0.0077968253968254</text:p>
              </table:table-cell>
              <table:table-cell office:value-type="float" office:value="0.0129269841269841">
                <text:p>0.0129269841269841</text:p>
              </table:table-cell>
              <table:table-cell office:value-type="float" office:value="0.102044444444444">
                <text:p>0.102044444444444</text:p>
              </table:table-cell>
            </table:table-row>
            <table:table-row>
              <table:table-cell office:value-type="string">
                <text:p>North Lanarkshire</text:p>
                <text:list>
                  <text:list-item>
                    <text:p/>
                  </text:list-item>
                  <text:list-item>
                    <text:p>North Lanarkshire</text:p>
                  </text:list-item>
                </text:list>
                <draw:g>
                  <svg:desc>'Data Sheet 0'.A36:'Data Sheet 0'.B36</svg:desc>
                </draw:g>
              </table:table-cell>
              <table:table-cell office:value-type="float" office:value="0.0864989733059548">
                <text:p>0.0864989733059548</text:p>
                <draw:g>
                  <svg:desc>'Data Sheet 0'.C36:'Data Sheet 0'.L36</svg:desc>
                </draw:g>
              </table:table-cell>
              <table:table-cell office:value-type="float" office:value="0.137912652029695">
                <text:p>0.137912652029695</text:p>
              </table:table-cell>
              <table:table-cell office:value-type="float" office:value="0.169286052756279">
                <text:p>0.169286052756279</text:p>
              </table:table-cell>
              <table:table-cell office:value-type="float" office:value="0.157419838888011">
                <text:p>0.157419838888011</text:p>
              </table:table-cell>
              <table:table-cell office:value-type="float" office:value="0.21456589269731">
                <text:p>0.21456589269731</text:p>
              </table:table-cell>
              <table:table-cell office:value-type="float" office:value="0.0782722582003896">
                <text:p>0.0782722582003896</text:p>
              </table:table-cell>
              <table:table-cell office:value-type="float" office:value="0.0162823145369347">
                <text:p>0.0162823145369347</text:p>
              </table:table-cell>
              <table:table-cell office:value-type="float" office:value="0.0177038909071763">
                <text:p>0.0177038909071763</text:p>
              </table:table-cell>
              <table:table-cell office:value-type="float" office:value="0.00899015426736166">
                <text:p>0.00899015426736166</text:p>
              </table:table-cell>
              <table:table-cell office:value-type="float" office:value="0.113067972410888">
                <text:p>0.113067972410888</text:p>
              </table:table-cell>
            </table:table-row>
            <table:table-row>
              <table:table-cell office:value-type="string">
                <text:p>Glasgow City</text:p>
                <text:list>
                  <text:list-item>
                    <text:p/>
                  </text:list-item>
                  <text:list-item>
                    <text:p>Glasgow City</text:p>
                  </text:list-item>
                </text:list>
                <draw:g>
                  <svg:desc>'Data Sheet 0'.A37:'Data Sheet 0'.B37</svg:desc>
                </draw:g>
              </table:table-cell>
              <table:table-cell office:value-type="float" office:value="0.0987818126031396">
                <text:p>0.0987818126031396</text:p>
                <draw:g>
                  <svg:desc>'Data Sheet 0'.C37:'Data Sheet 0'.L37</svg:desc>
                </draw:g>
              </table:table-cell>
              <table:table-cell office:value-type="float" office:value="0.160893613845376">
                <text:p>0.160893613845376</text:p>
              </table:table-cell>
              <table:table-cell office:value-type="float" office:value="0.275655325112572">
                <text:p>0.275655325112572</text:p>
              </table:table-cell>
              <table:table-cell office:value-type="float" office:value="0.222333712030119">
                <text:p>0.222333712030119</text:p>
              </table:table-cell>
              <table:table-cell office:value-type="float" office:value="0.074737330933999">
                <text:p>0.074737330933999</text:p>
              </table:table-cell>
              <table:table-cell office:value-type="float" office:value="0.0157933144814204">
                <text:p>0.0157933144814204</text:p>
              </table:table-cell>
              <table:table-cell office:value-type="float" office:value="0.0137657663634328">
                <text:p>0.0137657663634328</text:p>
              </table:table-cell>
              <table:table-cell office:value-type="float" office:value="0.0108633457446367">
                <text:p>0.0108633457446367</text:p>
              </table:table-cell>
              <table:table-cell office:value-type="float" office:value="0.0170952574447089">
                <text:p>0.0170952574447089</text:p>
              </table:table-cell>
              <table:table-cell office:value-type="float" office:value="0.110080521440596">
                <text:p>0.11008052144059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2.2$Linux_X86_64 LibreOffice_project/2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